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5cm"/>
    </style:style>
    <style:style style:name="co2" style:family="table-column">
      <style:table-column-properties fo:break-before="auto" style:column-width="11.933cm"/>
    </style:style>
    <style:style style:name="co3" style:family="table-column">
      <style:table-column-properties fo:break-before="auto" style:column-width="5.45cm"/>
    </style:style>
    <style:style style:name="co4" style:family="table-column">
      <style:table-column-properties fo:break-before="auto" style:column-width="11.88cm"/>
    </style:style>
    <style:style style:name="co5" style:family="table-column">
      <style:table-column-properties fo:break-before="auto" style:column-width="9.7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6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7"/>
        <table:table-column table:style-name="co5" table:number-columns-repeated="16380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2" office:value-type="string" calcext:value-type="string">
            <text:p>Tag</text:p>
          </table:table-cell>
          <table:table-cell table:style-name="ce2" office:value-type="string" calcext:value-type="string">
            <text:p>Opis</text:p>
          </table:table-cell>
          <table:table-cell table:style-name="ce2" office:value-type="string" calcext:value-type="string">
            <text:p>Przykład</text:p>
          </table:table-cell>
          <table:table-cell table:style-name="ce1"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${NOW[YYYY]} ${NOW[DD.MM.YYYY]}</text:p>
          </table:table-cell>
          <table:table-cell table:style-name="ce3" office:value-type="string" calcext:value-type="string">
            <text:p>Bieżącz data + format</text:p>
          </table:table-cell>
          <table:table-cell table:style-name="ce4" office:value-type="string" calcext:value-type="string">
            <text:p>2024 25.02.2024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${ADDRESS.CITY}</text:p>
          </table:table-cell>
          <table:table-cell table:style-name="ce3" office:value-type="string" calcext:value-type="string">
            <text:p>Miasto</text:p>
          </table:table-cell>
          <table:table-cell table:style-name="ce5" office:value-type="string" calcext:value-type="string">
            <text:p>Київ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${ADDRESS.HOUSE_NUMBER}</text:p>
          </table:table-cell>
          <table:table-cell table:style-name="ce3" office:value-type="string" calcext:value-type="string">
            <text:p>Numer Umowy</text:p>
          </table:table-cell>
          <table:table-cell table:style-name="ce5" office:value-type="string" calcext:value-type="string">
            <text:p>37,ЛІТ.А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${ADDRESS.POST_CODE}</text:p>
          </table:table-cell>
          <table:table-cell table:style-name="ce3" office:value-type="string" calcext:value-type="string">
            <text:p>Kod pocztowy</text:p>
          </table:table-cell>
          <table:table-cell table:style-name="ce6" office:value-type="string" calcext:value-type="string">
            <text:p>022001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${ADDRESS.STREET}</text:p>
          </table:table-cell>
          <table:table-cell table:style-name="ce3" office:value-type="string" calcext:value-type="string">
            <text:p>Ulica</text:p>
          </table:table-cell>
          <table:table-cell table:style-name="ce5" office:value-type="string" calcext:value-type="string">
            <text:p>ВУЛ.СИРЕЦЬКА, 1</text:p>
          </table:table-cell>
          <table:table-cell table:number-columns-repeated="1638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${AGENT.DESCRIPTION}</text:p>
          </table:table-cell>
          <table:table-cell table:style-name="ce3" office:value-type="string" calcext:value-type="string">
            <text:p>Nazwa dokumentu prawnego</text:p>
          </table:table-cell>
          <table:table-cell table:style-name="ce5" office:value-type="string" calcext:value-type="string">
            <text:p>Статуту</text:p>
          </table:table-cell>
          <table:table-cell table:number-columns-repeated="1638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${AGENT.LAST_NAME}</text:p>
          </table:table-cell>
          <table:table-cell table:style-name="ce3" office:value-type="string" calcext:value-type="string">
            <text:p>Nazwisko </text:p>
          </table:table-cell>
          <table:table-cell table:style-name="ce5" office:value-type="string" calcext:value-type="string">
            <text:p>СнєдаП.С.</text:p>
          </table:table-cell>
          <table:table-cell table:number-columns-repeated="1638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${AGENT.POSITION_DESCRIPTION}</text:p>
          </table:table-cell>
          <table:table-cell table:style-name="ce3" office:value-type="string" calcext:value-type="string">
            <text:p>Posada Dop</text:p>
          </table:table-cell>
          <table:table-cell table:style-name="ce5" office:value-type="string" calcext:value-type="string">
            <text:p>Директора</text:p>
          </table:table-cell>
          <table:table-cell table:number-columns-repeated="1638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${AGENT.POSITION}</text:p>
          </table:table-cell>
          <table:table-cell table:style-name="ce3" office:value-type="string" calcext:value-type="string">
            <text:p>Posada Mn</text:p>
          </table:table-cell>
          <table:table-cell table:style-name="ce5" office:value-type="string" calcext:value-type="string">
            <text:p>Директор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${AGREEMENT_POINT.FULL_ADDRESS}</text:p>
          </table:table-cell>
          <table:table-cell table:style-name="ce3" office:value-type="string" calcext:value-type="string">
            <text:p>PP Pełny adres </text:p>
          </table:table-cell>
          <table:table-cell table:style-name="ce5" office:value-type="string" calcext:value-type="string">
            <text:p>м. Тернопіль, вул. Карпенка, 26а</text:p>
          </table:table-cell>
          <table:table-cell table:number-columns-repeated="1638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${AGREEMENT_POINT.GROUP_OF_RECIPIENTS}</text:p>
          </table:table-cell>
          <table:table-cell table:style-name="ce3" office:value-type="string" calcext:value-type="string">
            <text:p>PP Grupa</text:p>
          </table:table-cell>
          <table:table-cell table:style-name="ce5" office:value-type="string" calcext:value-type="string">
            <text:p>A</text:p>
          </table:table-cell>
          <table:table-cell table:number-columns-repeated="1638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${AGREEMENT_POINT.PPE_PPG_NUMBER}</text:p>
          </table:table-cell>
          <table:table-cell table:style-name="ce3" office:value-type="string" calcext:value-type="string">
            <text:p>PP Numer</text:p>
          </table:table-cell>
          <table:table-cell table:style-name="ce5" office:value-type="string" calcext:value-type="string">
            <text:p>62Z5077748717253</text:p>
          </table:table-cell>
          <table:table-cell table:number-columns-repeated="1638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${AGREEMENT.AGREEMENT_DATE}</text:p>
          </table:table-cell>
          <table:table-cell table:style-name="ce3" office:value-type="string" calcext:value-type="string">
            <text:p>Data Umoy</text:p>
          </table:table-cell>
          <table:table-cell table:style-name="ce5" office:value-type="string" calcext:value-type="string">
            <text:p>25 лютого 2023 р.</text:p>
          </table:table-cell>
          <table:table-cell table:number-columns-repeated="1638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${AGREEMENT.AGREEMENT_NUMBER}</text:p>
          </table:table-cell>
          <table:table-cell table:style-name="ce3" office:value-type="string" calcext:value-type="string">
            <text:p>Numer Umowy</text:p>
          </table:table-cell>
          <table:table-cell table:style-name="ce5" office:value-type="string" calcext:value-type="string">
            <text:p>T_3101_AWS_1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${AGREEMENT.DATE_FROM}</text:p>
          </table:table-cell>
          <table:table-cell table:style-name="ce3" office:value-type="string" calcext:value-type="string">
            <text:p>Umowa data końca</text:p>
          </table:table-cell>
          <table:table-cell table:style-name="ce4" office:value-type="date" office:date-value="2023-02-25" calcext:value-type="date">
            <text:p>25.02.2023</text:p>
          </table:table-cell>
          <table:table-cell table:number-columns-repeated="1638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${AGREEMENT.DATE_TO}</text:p>
          </table:table-cell>
          <table:table-cell table:style-name="ce3" office:value-type="string" calcext:value-type="string">
            <text:p>Umowa data zawarcia</text:p>
          </table:table-cell>
          <table:table-cell table:style-name="ce4" office:value-type="date" office:date-value="2024-02-25" calcext:value-type="date">
            <text:p>25.02.2024</text:p>
          </table:table-cell>
          <table:table-cell table:number-columns-repeated="1638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${AGREEMENT.PLANNED_VOLUME}</text:p>
          </table:table-cell>
          <table:table-cell table:style-name="ce3" office:value-type="string" calcext:value-type="string">
            <text:p>Planowany wolumen</text:p>
          </table:table-cell>
          <table:table-cell table:style-name="ce5" office:value-type="float" office:value="1240" calcext:value-type="float">
            <text:p>1240</text:p>
          </table:table-cell>
          <table:table-cell table:number-columns-repeated="1638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${BALANCE_PRICE}</text:p>
          </table:table-cell>
          <table:table-cell table:style-name="ce3" office:value-type="string" calcext:value-type="string">
            <text:p>Tarif Price</text:p>
          </table:table-cell>
          <table:table-cell table:style-name="ce5" office:value-type="string" calcext:value-type="string">
            <text:p>0.06</text:p>
          </table:table-cell>
          <table:table-cell table:number-columns-repeated="1638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${BANK_ACCOUNT.ACCOUNT_NUMBER}</text:p>
          </table:table-cell>
          <table:table-cell table:style-name="ce3" office:value-type="string" calcext:value-type="string">
            <text:p>Mumer konta</text:p>
          </table:table-cell>
          <table:table-cell table:style-name="ce5" office:value-type="string" calcext:value-type="string">
            <text:p>UA803808050000000026005754095</text:p>
          </table:table-cell>
          <table:table-cell table:number-columns-repeated="1638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${BANK_ACCOUNT.BANK_NAME}</text:p>
          </table:table-cell>
          <table:table-cell table:style-name="ce3" office:value-type="string" calcext:value-type="string">
            <text:p>Nazwa Banku</text:p>
          </table:table-cell>
          <table:table-cell table:style-name="ce5" office:value-type="string" calcext:value-type="string">
            <text:p>ПАТ«Укргазбанк»,м.Київ</text:p>
          </table:table-cell>
          <table:table-cell table:number-columns-repeated="16380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${BANK_ACCOUNT.MFI}</text:p>
          </table:table-cell>
          <table:table-cell table:style-name="ce3" office:value-type="string" calcext:value-type="string">
            <text:p>MFI Banku</text:p>
          </table:table-cell>
          <table:table-cell table:style-name="ce5" office:value-type="float" office:value="300001" calcext:value-type="float">
            <text:p>300001</text:p>
          </table:table-cell>
          <table:table-cell table:number-columns-repeated="16380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${CONSUMPTION_PROFILE.NAME}</text:p>
          </table:table-cell>
          <table:table-cell table:style-name="ce3" office:value-type="string" calcext:value-type="string">
            <text:p>Nazwa profilu</text:p>
          </table:table-cell>
          <table:table-cell table:style-name="ce5" office:value-type="string" calcext:value-type="string">
            <text:p>Профіль НЕК Укренерго_ОЕС</text:p>
          </table:table-cell>
          <table:table-cell table:number-columns-repeated="16380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${CONTACT_CONTENT.ADDITIONAL_EMAIL}</text:p>
          </table:table-cell>
          <table:table-cell table:style-name="ce3" office:value-type="string" calcext:value-type="string">
            <text:p>Email</text:p>
          </table:table-cell>
          <table:table-cell table:style-name="ce5" office:value-type="string" calcext:value-type="string">
            <text:p>ada@email.me</text:p>
          </table:table-cell>
          <table:table-cell table:number-columns-repeated="16380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${CONTACT_CONTENT.FAX_NUMBER}</text:p>
          </table:table-cell>
          <table:table-cell table:style-name="ce3" office:value-type="string" calcext:value-type="string">
            <text:p>Fax</text:p>
          </table:table-cell>
          <table:table-cell table:style-name="ce5" office:value-type="float" office:value="2223311" calcext:value-type="float">
            <text:p>2223311</text:p>
          </table:table-cell>
          <table:table-cell table:number-columns-repeated="16380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${CONTACT_CONTENT.PHONE_NUMBER}</text:p>
          </table:table-cell>
          <table:table-cell table:style-name="ce3" office:value-type="string" calcext:value-type="string">
            <text:p>Telefon</text:p>
          </table:table-cell>
          <table:table-cell table:style-name="ce5" office:value-type="float" office:value="4443322" calcext:value-type="float">
            <text:p>4443322</text:p>
          </table:table-cell>
          <table:table-cell table:number-columns-repeated="16380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${CONTRACTOR.EDRPOU_CODE}</text:p>
          </table:table-cell>
          <table:table-cell table:style-name="ce3" office:value-type="string" calcext:value-type="string">
            <text:p>Kod EDRPOU Kontrahenta</text:p>
          </table:table-cell>
          <table:table-cell table:style-name="ce5" office:value-type="float" office:value="38678336" calcext:value-type="float">
            <text:p>38678336</text:p>
          </table:table-cell>
          <table:table-cell table:number-columns-repeated="16380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${CONTRACTOR.EIC_CODE}</text:p>
          </table:table-cell>
          <table:table-cell table:style-name="ce3" office:value-type="string" calcext:value-type="string">
            <text:p>Kod EIC</text:p>
          </table:table-cell>
          <table:table-cell table:style-name="ce5" office:value-type="string" calcext:value-type="string">
            <text:p>21X000000001397P</text:p>
          </table:table-cell>
          <table:table-cell table:number-columns-repeated="16380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${CONTRACTOR.NAME}</text:p>
          </table:table-cell>
          <table:table-cell table:style-name="ce3" office:value-type="string" calcext:value-type="string">
            <text:p>Nazwa Kontrahenta</text:p>
          </table:table-cell>
          <table:table-cell table:style-name="ce5" office:value-type="string" calcext:value-type="string">
            <text:p>ТОВ Мерум</text:p>
          </table:table-cell>
          <table:table-cell table:number-columns-repeated="16380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${CONTRACTOR.SHORT_NAME}</text:p>
          </table:table-cell>
          <table:table-cell table:style-name="ce3" office:value-type="string" calcext:value-type="string">
            <text:p>Krótka Nazwa Kontrahenta</text:p>
          </table:table-cell>
          <table:table-cell table:style-name="ce5" office:value-type="string" calcext:value-type="string">
            <text:p>ТОВ Мерум</text:p>
          </table:table-cell>
          <table:table-cell table:number-columns-repeated="1638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string" calcext:value-type="string">
            <text:p>${CONTRACTOR.NIP_NATIONAL}</text:p>
          </table:table-cell>
          <table:table-cell table:style-name="ce3" office:value-type="string" calcext:value-type="string">
            <text:p>Kod NIP</text:p>
          </table:table-cell>
          <table:table-cell table:style-name="ce5" office:value-type="float" office:value="386783304631" calcext:value-type="float">
            <text:p>386783304631</text:p>
          </table:table-cell>
          <table:table-cell table:number-columns-repeated="16380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" office:value-type="string" calcext:value-type="string">
            <text:p>${CONTRACTOR.VAT_PAYER_CERTIFICATE_NUMBER}</text:p>
          </table:table-cell>
          <table:table-cell table:style-name="ce3" office:value-type="string" calcext:value-type="string">
            <text:p>Kod VAT</text:p>
          </table:table-cell>
          <table:table-cell table:style-name="ce5" office:value-type="float" office:value="3322332233" calcext:value-type="float">
            <text:p>3322332233</text:p>
          </table:table-cell>
          <table:table-cell table:number-columns-repeated="16380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${FORECAST_CONSUMPTION_AGR_POINT.VALUE}</text:p>
          </table:table-cell>
          <table:table-cell table:style-name="ce3" office:value-type="string" calcext:value-type="string">
            <text:p>Proznoza mesięcna</text:p>
          </table:table-cell>
          <table:table-cell table:style-name="ce5" office:value-type="float" office:value="1250" calcext:value-type="float">
            <text:p>1250</text:p>
          </table:table-cell>
          <table:table-cell table:number-columns-repeated="16380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" office:value-type="string" calcext:value-type="string">
            <text:p>${D_MARKET_PARTICIPANT_EE.NAME}</text:p>
          </table:table-cell>
          <table:table-cell table:style-name="ce3" office:value-type="string" calcext:value-type="string">
            <text:p>OSD Nazwa</text:p>
          </table:table-cell>
          <table:table-cell table:style-name="ce5" office:value-type="string" calcext:value-type="string">
            <text:p>MGA-00801 АТ «ПРИКАРПАТТЯОБЛЕНЕРГО» БУРШТИН</text:p>
          </table:table-cell>
          <table:table-cell table:number-columns-repeated="16380"/>
        </table:table-row>
        <table:table-row table:style-name="ro2" table:number-rows-repeated="1048541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2T12:43:23.425000000</meta:creation-date>
    <dc:date>2023-12-13T15:34:53.747000000</dc:date>
    <meta:editing-duration>PT3H51M27S</meta:editing-duration>
    <meta:editing-cycles>4</meta:editing-cycles>
    <meta:generator>LibreOffice/7.5.1.2$Windows_X86_64 LibreOffice_project/fcbaee479e84c6cd81291587d2ee68cba099e129</meta:generator>
    <meta:document-statistic meta:table-count="1" meta:cell-count="136" meta:object-count="0"/>
  </office:meta>
</office:document-meta>
</file>